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fo:text-align="center" style:justify-single-word="false" style:page-number="auto"/>
    </style:style>
    <style:style style:name="P2" style:family="paragraph" style:parent-style-name="Standard">
      <style:paragraph-properties>
        <style:tab-stops>
          <style:tab-stop style:position="4.419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4.419cm"/>
          <style:tab-stop style:position="8.758cm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4.419cm"/>
          <style:tab-stop style:position="8.758cm"/>
        </style:tab-stops>
      </style:paragraph-properties>
      <style:text-properties officeooo:paragraph-rsid="0005a90c"/>
    </style:style>
    <style:style style:name="T1" style:family="text">
      <style:text-properties fo:color="#006666"/>
    </style:style>
    <style:style style:name="T2" style:family="text">
      <style:text-properties fo:color="#000000"/>
    </style:style>
    <style:style style:name="T3" style:family="text">
      <style:text-properties fo:color="#008080"/>
    </style:style>
    <style:style style:name="T4" style:family="text">
      <style:text-properties fo:color="#008080" officeooo:rsid="0005a9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Resumen de comandos Docker</text:h>
      <text:p text:style-name="Standard"><text:span text:style-name="T1">#systemctl status/start/stop/restart/stop docker </text:span>SERVICIOS</text:p>
      <text:p text:style-name="Standard"><text:span text:style-name="T1"># /var/lib/docker </text:span><text:span text:style-name="T2">FICHEROS</text:span></text:p>
      <text:p text:style-name="Standard"><text:span text:style-name="T1">#docker version </text:span><text:span text:style-name="T2">versión</text:span></text:p>
      <text:p text:style-name="Standard"><text:span text:style-name="T1">#docker help </text:span><text:span text:style-name="T2">ayuda de comandos docker</text:span></text:p>
      <text:p text:style-name="Standard"><text:span text:style-name="T1">#docker network –help </text:span><text:span text:style-name="T2">comandos del network.</text:span></text:p>
      <text:p text:style-name="Standard"><text:span text:style-name="T1">#docker run --name nombreContenedor hello-world </text:span><text:span text:style-name="T2">crear un contendor</text:span></text:p>
      <text:p text:style-name="Standard"><text:span text:style-name="T1">#docker run –d nginx </text:span><text:span text:style-name="T2">crear un contenedor en segundo plano</text:span></text:p>
      <text:p text:style-name="Standard"><text:span text:style-name="T1">#docker run –name -it Ubuntu /bin/bash </text:span><text:span text:style-name="T2">crear un contendor interactivo</text:span></text:p>
      <text:p text:style-name="Standard"><text:span text:style-name="T1">#docker rm $(docker ps -aq) –f </text:span><text:span text:style-name="T2">forzar borrar todos los contenedores</text:span></text:p>
      <text:p text:style-name="Standard"><text:span text:style-name="T1">#docker ps </text:span><text:span text:style-name="T2">muestra los contenedores</text:span></text:p>
      <text:p text:style-name="Standard"><text:span text:style-name="T1">#docker ps -a </text:span><text:span text:style-name="T2">muestra los contenedores que están ejecutandose</text:span></text:p>
      <text:p text:style-name="Standard"><text:span text:style-name="T1">#docker run –p 81:80 httpd:latest </text:span><text:span text:style-name="T2">crear un contenedor al que se le asigna el puerto 80 y el 81 en el host</text:span></text:p>
      <text:p text:style-name="Standard"><text:span text:style-name="T1">#netstat –Intu (o nte-tools) </text:span><text:span text:style-name="T2">para ver los puertos abiertos</text:span></text:p>
      <text:p text:style-name="Standard"><text:span text:style-name="T1">#docker inspect </text:span><text:span text:style-name="T2">obtener información </text:span></text:p>
      <text:p text:style-name="Standard"><text:span text:style-name="T1">#docker inspect ID|grep –i tcp </text:span><text:span text:style-name="T2">para ver puertos abiertos en el contenedor</text:span></text:p>
      <text:p text:style-name="Standard"><text:span text:style-name="T1">#docker exec –it nombreContenedor /bin/bash </text:span><text:span text:style-name="T2">acceder a un contenedor</text:span></text:p>
      <text:p text:style-name="Standard"><text:span text:style-name="T1">#docker attach nombreContenedor</text:span></text:p>
      <text:p text:style-name="Standard"><text:span text:style-name="T1">#docker start/stop/restart/ </text:span><text:span text:style-name="T2">iniciar, parar, resetear</text:span></text:p>
      <text:p text:style-name="Standard"><text:span text:style-name="T1"># cd /var/lib/docker/containers </text:span><text:span text:style-name="T2">ver el tamaño de los contenedores</text:span></text:p>
      <text:p text:style-name="Standard"><text:span text:style-name="T1">#docker stats </text:span><text:span text:style-name="T2">estadísticas</text:span></text:p>
      <text:p text:style-name="Standard"><text:span text:style-name="T1">#docker ps –s </text:span><text:span text:style-name="T2">tamaño</text:span></text:p>
      <text:p text:style-name="Standard"><text:span text:style-name="T1">#docker network create red1 </text:span>crear una red</text:p>
      <text:p text:style-name="Standard"><text:span text:style-name="T1"># docker network create --help</text:span></text:p>
      <text:p text:style-name="Standard"><text:span text:style-name="T1">#docker network create –subnet 192.168.3.0/24 red2</text:span></text:p>
      <text:p text:style-name="Standard"><text:span text:style-name="T1">#docker network ls </text:span>muestra las redes</text:p>
      <text:p text:style-name="Standard"><text:span text:style-name="T1">#docker network inspect bridge </text:span>inspeccionar una red</text:p>
      <text:p text:style-name="Standard"><text:span text:style-name="T1">#ip a </text:span><text:span text:style-name="T2">información ip</text:span></text:p>
      <text:p text:style-name="Standard"><text:span text:style-name="T1">#nmcli con </text:span>conexiones</text:p>
      <text:p text:style-name="Standard"><text:span text:style-name="T1">#docker run -it --name mi-debian --network red1 debian </text:span>Asociar a un contenedor una red en la creación</text:p>
      <text:p text:style-name="Standard"><text:soft-page-break/><text:span text:style-name="T1">#docker network connect red2 mi-debian </text:span>Asociar a un contenedor una red en CALIENTE</text:p>
      <text:p text:style-name="Standard"><text:span text:style-name="T1">#docker run -it --name mi-busybox-3 --link mi-busybox-1:busy-1 busybox </text:span>Crear un enlace</text:p>
      <text:p text:style-name="Standard"><text:span text:style-name="T1">#/vae/lib/docker/volumes/ID/_data </text:span>VOLUMENES</text:p>
      <text:p text:style-name="Standard"><text:span text:style-name="T1">#docker volumen ls </text:span>mostrar volúmenes</text:p>
      <text:p text:style-name="Standard"><text:span text:style-name="T1">#docker volume inspect ID </text:span>Más información del volumen</text:p>
      <text:p text:style-name="Standard"><text:span text:style-name="T1">#docker volume rm ID </text:span>Borrar un volumen</text:p>
      <text:p text:style-name="Standard"><text:span text:style-name="T1">#docker volume prune </text:span>Borrar todos los volúmenes que no se usen</text:p>
      <text:p text:style-name="Standard"><text:span text:style-name="T3">#docker run -it -v /datos --name mi-ubuntu ubuntu bash </text:span><text:span text:style-name="T2">crear un contenedor con un volumen en la carpeta /datos</text:span></text:p>
      <text:p text:style-name="Standard"><text:span text:style-name="T3">#docker volume create volumen-1 </text:span>Crear un volumen independiente</text:p>
      <text:p text:style-name="Standard"><text:span text:style-name="T3">#docker run -it --name mi-ubuntu -v volumen-1:/datos ubuntu bash </text:span>Asociamos el volumen a un contenedor</text:p>
      <text:p text:style-name="Standard"><text:span text:style-name="T3">#docker run -it --name mi-ubuntu-4 -v volumen-1:/datos:ro ubuntu bash</text:span> Crear un volumen en modo solo lectura</text:p>
      <text:p text:style-name="P2"><text:span text:style-name="T3">#docker diff mi-debian </text:span>Para ver los cambios en un contenedor</text:p>
      <text:p text:style-name="P2"><text:span text:style-name="T3">#docker commit mi-debian debian-manolo </text:span>Creamos la imagen de forma manual</text:p>
      <text:p text:style-name="P2"><text:span text:style-name="T3">#docker images </text:span>mostrar imágenes</text:p>
      <text:p text:style-name="P2"><text:span text:style-name="T3">#docker build -t mi-imagen:v1 . </text:span>Construimos la imagen a partir del Dockerfile</text:p>
      <text:p text:style-name="P2"><text:span text:style-name="T3">#docker image history mi-imagen:v1 </text:span>Comprobamos las capas de esa imagen</text:p>
      <text:p text:style-name="P2"><text:span text:style-name="T3">#docker run -it mi-imagen:v1 bash </text:span>Construimos un contenedor con esa imagen</text:p>
      <text:p text:style-name="P2"><text:span text:style-name="T3">#docker build -t mftienda/cowsay:v1 . </text:span>Creamos la imagen con el nombre de la cuenta de github (mftienda)</text:p>
      <text:p text:style-name="P2"><text:span text:style-name="T3">#docker image tag Nombre-Imagen:tag mftienda/Nombre-Imagen:tag </text:span>Si ya tenemos la imagen creada, podemos cambiar el tag</text:p>
      <text:p text:style-name="P2"><text:span text:style-name="T3">#docker login</text:span></text:p>
      <text:p text:style-name="P2"><text:span text:style-name="T3">#docker push mftienda/cowsay:v1 </text:span><text:span text:style-name="T2">subir imagen a github</text:span></text:p>
      <text:p text:style-name="P2"><text:span text:style-name="T3">#</text:span> <text:span text:style-name="T3">docker pull mftienda/cowsay:v1 </text:span>bajar imagen a github</text:p>
      <text:p text:style-name="P2"><text:span text:style-name="T3">#curl -L "https://github.com/docker/compose/releases/download/1.27.4/dockercompose-$(uname -s)-$(uname -m)" -o /usr/local/bin/docker-compose </text:span>Instalar docker compose</text:p>
      <text:p text:style-name="P2"><text:span text:style-name="T3">#chmod +x /usr/local/bin/docker-compose </text:span><text:span text:style-name="T2">le damos permiso al archivo</text:span></text:p>
      <text:p text:style-name="P2"><text:span text:style-name="T3">#docker-compose --version </text:span>Comprobamos que está instalado</text:p>
      <text:p text:style-name="P2"><text:soft-page-break/><text:span text:style-name="T3"># vi docker-compose.yml </text:span>Creamos el fichero</text:p>
      <text:p text:style-name="P2"><text:span text:style-name="T3">#docker-compose up -d </text:span>Segundo plano</text:p>
      <text:p text:style-name="P3"><text:span text:style-name="T3">#docker compose ENTER </text:span>Vemos todos los comandos<text:tab/></text:p>
      <text:p text:style-name="P3"><text:span text:style-name="T3">#docker-compose ps </text:span>Vemos los procesos</text:p>
      <text:p text:style-name="P3"><text:span text:style-name="T3">#docker-compose stop </text:span><text:span text:style-name="T2">pararlo</text:span></text:p>
      <text:p text:style-name="P3"><text:span text:style-name="T3">#docker-compose down </text:span><text:span text:style-name="T2">eliminarlo</text:span></text:p>
      <text:p text:style-name="P4"><text:bookmark text:name="_GoBack"/><text:span text:style-name="T3">#docker-compose </text:span><text:span text:style-name="T4">rm </text:span><text:span text:style-name="T2">eliminarlo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s" fo:country="ES" style:letter-kerning="false" style:font-name-asian="F" style:font-size-asian="10.5pt" style:language-asian="en" style:country-asian="US" style:font-name-complex="F" style:font-size-complex="10.5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.5pt" fo:language="es" fo:country="ES" style:letter-kerning="false" style:font-name-asian="F" style:font-size-asian="10.5pt" style:language-asian="en" style:country-asian="US" style:font-name-complex="F" style:font-size-complex="10.5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212cm" loext:contextual-spacing="false" fo:line-height="100%" fo:keep-together="always" fo:padding-left="0cm" fo:padding-right="0cm" fo:padding-top="0cm" fo:padding-bottom="0.071cm" fo:border-left="none" fo:border-right="none" fo:border-top="none" fo:border-bottom="0.51pt solid #ed7d31" fo:keep-with-next="always"/>
      <style:text-properties fo:color="#262626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12cm" fo:margin-bottom="0cm" loext:contextual-spacing="false" fo:line-height="100%" fo:keep-together="always" fo:keep-with-next="always"/>
      <style:text-properties fo:color="#ed7d31" style:font-name="Calibri Light" fo:font-family="'Calibri Light'" style:font-family-generic="roman" style:font-pitch="variable" fo:font-size="18pt" style:font-name-asian="F" style:font-family-generic-asian="system" style:font-pitch-asian="variable" style:font-size-asian="18pt" style:font-name-complex="F" style:font-family-generic-complex="system" style:font-pitch-complex="variable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41cm" fo:margin-bottom="0cm" loext:contextual-spacing="false" fo:line-height="100%" fo:keep-together="always" fo:keep-with-next="always"/>
      <style:text-properties fo:color="#c45911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cm" loext:contextual-spacing="false" fo:line-height="100%" fo:keep-together="always" fo:keep-with-next="always"/>
      <style:text-properties fo:color="#833c0b" style:font-name="Calibri Light" fo:font-family="'Calibri Light'" style:font-family-generic="roman" style:font-pitch="variable" fo:font-size="14pt" fo:font-style="italic" style:font-name-asian="F" style:font-family-generic-asian="system" style:font-pitch-asian="variable" style:font-size-asian="14pt" style:font-style-asian="italic" style:font-name-complex="F" style:font-family-generic-complex="system" style:font-pitch-complex="variable" style:font-size-complex="14pt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cm" loext:contextual-spacing="false" fo:line-height="100%" fo:keep-together="always" fo:keep-with-next="always"/>
      <style:text-properties fo:color="#c45911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41cm" fo:margin-bottom="0cm" loext:contextual-spacing="false" fo:line-height="100%" fo:keep-together="always" fo:keep-with-next="always"/>
      <style:text-properties fo:color="#833c0b" style:font-name="Calibri Light" fo:font-family="'Calibri Light'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41cm" fo:margin-bottom="0cm" loext:contextual-spacing="false" fo:line-height="100%" fo:keep-together="always" fo:keep-with-next="always"/>
      <style:text-properties fo:color="#833c0b" style:font-name="Calibri Light" fo:font-family="'Calibri Light'" style:font-family-generic="roman" style:font-pitch="variable" fo:font-size="11pt" fo:font-weight="bold" style:font-name-asian="F" style:font-family-generic-asian="system" style:font-pitch-asian="variable" style:font-size-asian="11pt" style:font-weight-asian="bold" style:font-name-complex="F" style:font-family-generic-complex="system" style:font-pitch-complex="variable" style:font-size-complex="11pt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41cm" fo:margin-bottom="0cm" loext:contextual-spacing="false" fo:line-height="100%" fo:keep-together="always" fo:keep-with-next="always"/>
      <style:text-properties fo:color="#833c0b" style:font-name="Calibri Light" fo:font-family="'Calibri Light'" style:font-family-generic="roman" style:font-pitch="variable" fo:font-size="11pt" style:font-name-asian="F" style:font-family-generic-asian="system" style:font-pitch-asian="variable" style:font-size-asian="11pt" style:font-name-complex="F" style:font-family-generic-complex="system" style:font-pitch-complex="variable" style:font-size-complex="11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41cm" fo:margin-bottom="0cm" loext:contextual-spacing="false" fo:line-height="100%" fo:keep-together="always" fo:keep-with-next="always"/>
      <style:text-properties fo:color="#833c0b" style:font-name="Calibri Light" fo:font-family="'Calibri Light'" style:font-family-generic="roman" style:font-pitch="variable" fo:font-size="11pt" fo:font-style="italic" style:font-name-asian="F" style:font-family-generic-asian="system" style:font-pitch-asian="variable" style:font-size-asian="11pt" style:font-style-asian="italic" style:font-name-complex="F" style:font-family-generic-complex="system" style:font-pitch-complex="variable" style:font-size-complex="11pt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04040" fo:font-size="8pt" fo:font-weight="bold" style:font-size-asian="8pt" style:font-weight-asian="bold" style:font-size-complex="8pt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fo:color="#262626" style:font-name="Calibri Light" fo:font-family="'Calibri Light'" style:font-family-generic="roman" style:font-pitch="variable" fo:font-size="48pt" style:font-name-asian="F" style:font-family-generic-asian="system" style:font-pitch-asian="variable" style:font-size-asian="48pt" style:font-name-complex="F" style:font-family-generic-complex="system" style:font-pitch-complex="variable" style:font-size-complex="48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423cm" loext:contextual-spacing="false"/>
      <style:text-properties fo:text-transform="uppercase" fo:color="#404040" fo:font-size="14pt" fo:letter-spacing="0.035cm" style:font-size-asian="14pt" style:font-size-complex="14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paragraph-properties fo:margin-left="1.27cm" fo:margin-right="1.27cm" fo:margin-top="0.282cm" fo:margin-bottom="0.282cm" loext:contextual-spacing="false" fo:text-align="center" style:justify-single-word="false" fo:text-indent="0cm" style:auto-text-indent="false"/>
      <style:text-properties fo:color="#000000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423cm" fo:margin-bottom="0.423cm" loext:contextual-spacing="false" fo:line-height="100%" fo:text-align="center" style:justify-single-word="false" fo:text-indent="0cm" style:auto-text-indent="false" fo:padding-left="0cm" fo:padding-right="0cm" fo:padding-top="0.141cm" fo:padding-bottom="0cm" fo:border-left="none" fo:border-right="none" fo:border-top="3pt solid #ed7d31" fo:border-bottom="none"/>
      <style:text-properties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TOC_20_Heading" style:display-name="TOC Heading" style:family="paragraph" style:parent-style-name="Heading_20_1" style:next-style-name="Standard" style:default-outline-level="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62626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Título_20_2_20_Car" style:display-name="Título 2 Car" style:family="text" style:parent-style-name="Default_20_Paragraph_20_Font">
      <style:text-properties fo:color="#ed7d31" style:font-name="Calibri Light" fo:font-family="'Calibri Light'" style:font-family-generic="roman" style:font-pitch="variable" fo:font-size="18pt" style:font-name-asian="F" style:font-family-generic-asian="system" style:font-pitch-asian="variable" style:font-size-asian="18pt" style:font-name-complex="F" style:font-family-generic-complex="system" style:font-pitch-complex="variable" style:font-size-complex="18pt"/>
    </style:style>
    <style:style style:name="Título_20_3_20_Car" style:display-name="Título 3 Car" style:family="text" style:parent-style-name="Default_20_Paragraph_20_Font">
      <style:text-properties fo:color="#c45911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4_20_Car" style:display-name="Título 4 Car" style:family="text" style:parent-style-name="Default_20_Paragraph_20_Font">
      <style:text-properties fo:color="#833c0b" style:font-name="Calibri Light" fo:font-family="'Calibri Light'" style:font-family-generic="roman" style:font-pitch="variable" fo:font-size="14pt" fo:font-style="italic" style:font-name-asian="F" style:font-family-generic-asian="system" style:font-pitch-asian="variable" style:font-size-asian="14pt" style:font-style-asian="italic" style:font-name-complex="F" style:font-family-generic-complex="system" style:font-pitch-complex="variable" style:font-size-complex="14pt" style:font-style-complex="italic"/>
    </style:style>
    <style:style style:name="Título_20_5_20_Car" style:display-name="Título 5 Car" style:family="text" style:parent-style-name="Default_20_Paragraph_20_Font">
      <style:text-properties fo:color="#c45911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Título_20_6_20_Car" style:display-name="Título 6 Car" style:family="text" style:parent-style-name="Default_20_Paragraph_20_Font">
      <style:text-properties fo:color="#833c0b" style:font-name="Calibri Light" fo:font-family="'Calibri Light'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Título_20_7_20_Car" style:display-name="Título 7 Car" style:family="text" style:parent-style-name="Default_20_Paragraph_20_Font">
      <style:text-properties fo:color="#833c0b" style:font-name="Calibri Light" fo:font-family="'Calibri Light'" style:font-family-generic="roman" style:font-pitch="variable" fo:font-size="11pt" fo:font-weight="bold" style:font-name-asian="F" style:font-family-generic-asian="system" style:font-pitch-asian="variable" style:font-size-asian="11pt" style:font-weight-asian="bold" style:font-name-complex="F" style:font-family-generic-complex="system" style:font-pitch-complex="variable" style:font-size-complex="11pt" style:font-weight-complex="bold"/>
    </style:style>
    <style:style style:name="Título_20_8_20_Car" style:display-name="Título 8 Car" style:family="text" style:parent-style-name="Default_20_Paragraph_20_Font">
      <style:text-properties fo:color="#833c0b" style:font-name="Calibri Light" fo:font-family="'Calibri Light'" style:font-family-generic="roman" style:font-pitch="variable" fo:font-size="11pt" style:font-name-asian="F" style:font-family-generic-asian="system" style:font-pitch-asian="variable" style:font-size-asian="11pt" style:font-name-complex="F" style:font-family-generic-complex="system" style:font-pitch-complex="variable" style:font-size-complex="11pt"/>
    </style:style>
    <style:style style:name="Título_20_9_20_Car" style:display-name="Título 9 Car" style:family="text" style:parent-style-name="Default_20_Paragraph_20_Font">
      <style:text-properties fo:color="#833c0b" style:font-name="Calibri Light" fo:font-family="'Calibri Light'" style:font-family-generic="roman" style:font-pitch="variable" fo:font-size="11pt" fo:font-style="italic" style:font-name-asian="F" style:font-family-generic-asian="system" style:font-pitch-asian="variable" style:font-size-asian="11pt" style:font-style-asian="italic" style:font-name-complex="F" style:font-family-generic-complex="system" style:font-pitch-complex="variable" style:font-size-complex="11pt" style:font-style-complex="italic"/>
    </style:style>
    <style:style style:name="Título_20_Car" style:display-name="Título Car" style:family="text" style:parent-style-name="Default_20_Paragraph_20_Font">
      <style:text-properties fo:color="#262626" style:font-name="Calibri Light" fo:font-family="'Calibri Light'" style:font-family-generic="roman" style:font-pitch="variable" fo:font-size="48pt" style:font-name-asian="F" style:font-family-generic-asian="system" style:font-pitch-asian="variable" style:font-size-asian="48pt" style:font-name-complex="F" style:font-family-generic-complex="system" style:font-pitch-complex="variable" style:font-size-complex="48pt"/>
    </style:style>
    <style:style style:name="Subtítulo_20_Car" style:display-name="Subtítulo Car" style:family="text" style:parent-style-name="Default_20_Paragraph_20_Font">
      <style:text-properties fo:text-transform="uppercase" fo:color="#404040" fo:font-size="14pt" fo:letter-spacing="0.035cm" style:font-size-asian="14pt" style:font-size-complex="14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color="#000000" fo:font-style="italic" style:font-style-asian="italic" style:font-style-complex="italic"/>
    </style:style>
    <style:style style:name="Cita_20_Car" style:display-name="Cita Car" style:family="text" style:parent-style-name="Default_20_Paragraph_20_Font">
      <style:text-properties fo:color="#000000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Cita_20_destacada_20_Car" style:display-name="Cita destacada Car" style:family="text" style:parent-style-name="Default_20_Paragraph_20_Font">
      <style:text-properties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Subtle_20_Emphasis" style:display-name="Subtle Emphasis" style:family="text" style:parent-style-name="Default_20_Paragraph_20_Font">
      <style:text-properties fo:color="#595959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variant="normal" fo:text-transform="none" fo:color="#ed7d31" style:text-line-through-style="none" style:text-line-through-type="none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 fo:letter-spacing="normal" style:text-underline-style="solid" style:text-underline-width="auto" style:text-underline-color="#7f7f7f"/>
    </style:style>
    <style:style style:name="Intense_20_Reference" style:display-name="Intense Reference" style:family="text" style:parent-style-name="Default_20_Paragraph_20_Font">
      <style:text-properties fo:font-variant="small-caps" style:use-window-font-color="true" fo:letter-spacing="normal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normal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ir</meta:initial-creator>
    <meta:editing-cycles>14</meta:editing-cycles>
    <meta:creation-date>2020-11-24T10:58:00</meta:creation-date>
    <dc:date>2020-11-25T12:03:26.252055400</dc:date>
    <meta:editing-duration>PT1H33M4S</meta:editing-duration>
    <meta:generator>LibreOffice/6.1.5.2$Linux_X86_64 LibreOffice_project/10$Build-2</meta:generator>
    <meta:document-statistic meta:table-count="0" meta:image-count="0" meta:object-count="0" meta:page-count="3" meta:paragraph-count="62" meta:word-count="501" meta:character-count="3491" meta:non-whitespace-character-count="30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